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2" svg:font-family="FreeSans" style:font-family-generic="swiss"/>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010af"/>
    </style:style>
    <style:style style:name="P2" style:family="paragraph" style:parent-style-name="Standard">
      <style:paragraph-properties fo:text-align="justify" style:justify-single-word="false"/>
      <style:text-properties officeooo:paragraph-rsid="00105d18"/>
    </style:style>
    <style:style style:name="P3" style:family="paragraph" style:parent-style-name="Standard">
      <style:paragraph-properties fo:text-align="center" style:justify-single-word="false"/>
      <style:text-properties officeooo:rsid="001010af" officeooo:paragraph-rsid="001010af"/>
    </style:style>
    <style:style style:name="P4" style:family="paragraph" style:parent-style-name="Standard">
      <style:paragraph-properties fo:text-align="start" style:justify-single-word="false"/>
      <style:text-properties officeooo:rsid="001010af" officeooo:paragraph-rsid="001010af"/>
    </style:style>
    <style:style style:name="P5" style:family="paragraph" style:parent-style-name="Standard">
      <style:paragraph-properties fo:text-align="justify" style:justify-single-word="false"/>
      <style:text-properties officeooo:rsid="001010af" officeooo:paragraph-rsid="001010af"/>
    </style:style>
    <style:style style:name="P6" style:family="paragraph" style:parent-style-name="Standard">
      <style:paragraph-properties fo:text-align="justify" style:justify-single-word="false"/>
      <style:text-properties officeooo:rsid="001010af" officeooo:paragraph-rsid="00105d18"/>
    </style:style>
    <style:style style:name="P7" style:family="paragraph" style:parent-style-name="Standard">
      <style:paragraph-properties fo:text-align="justify" style:justify-single-word="false"/>
      <style:text-properties fo:font-weight="bold" officeooo:rsid="001010af" officeooo:paragraph-rsid="001010af" style:font-weight-asian="bold" style:font-weight-complex="bold"/>
    </style:style>
    <style:style style:name="P8" style:family="paragraph" style:parent-style-name="Standard">
      <style:paragraph-properties fo:text-align="justify" style:justify-single-word="false"/>
      <style:text-properties style:font-name="Liberation Serif" fo:font-size="12pt" fo:font-weight="bold" officeooo:rsid="00105d18" officeooo:paragraph-rsid="00105d18" style:font-size-asian="12pt" style:font-weight-asian="bold" style:font-size-complex="12pt" style:font-weight-complex="bold"/>
    </style:style>
    <style:style style:name="P9" style:family="paragraph" style:parent-style-name="Standard">
      <style:paragraph-properties fo:margin-left="0cm" fo:margin-right="0cm" fo:margin-top="0.499cm" fo:margin-bottom="0cm" loext:contextual-spacing="false" fo:text-indent="0cm" style:auto-text-indent="false"/>
      <style:text-properties style:font-name="Liberation Serif" fo:font-size="12pt" fo:font-weight="bold" officeooo:rsid="00168f71" officeooo:paragraph-rsid="00168f71" style:font-size-asian="12pt" style:font-weight-asian="bold" style:font-size-complex="12pt" style:font-weight-complex="bold"/>
    </style:style>
    <style:style style:name="P10" style:family="paragraph" style:parent-style-name="Standard">
      <style:paragraph-properties fo:margin-left="0cm" fo:margin-right="0cm" fo:margin-top="0.499cm" fo:margin-bottom="0cm" loext:contextual-spacing="false" fo:text-indent="0cm" style:auto-text-indent="false"/>
      <style:text-properties style:font-name="Liberation Serif" fo:font-size="12pt" fo:font-weight="bold" officeooo:rsid="00193970" officeooo:paragraph-rsid="00193970" style:font-size-asian="12pt" style:font-weight-asian="bold" style:font-size-complex="12pt" style:font-weight-complex="bold"/>
    </style:style>
    <style:style style:name="P11" style:family="paragraph" style:parent-style-name="Standard">
      <style:paragraph-properties fo:margin-left="0cm" fo:margin-right="0cm" fo:margin-top="0.499cm" fo:margin-bottom="0cm" loext:contextual-spacing="false" fo:text-indent="0cm" style:auto-text-indent="false"/>
      <style:text-properties style:font-name="Liberation Serif" fo:font-size="12pt" fo:font-weight="bold" officeooo:rsid="001bfb25" officeooo:paragraph-rsid="001bfb25" style:font-size-asian="12pt" style:font-weight-asian="bold" style:font-size-complex="12pt" style:font-weight-complex="bold"/>
    </style:style>
    <style:style style:name="P12" style:family="paragraph" style:parent-style-name="Standard">
      <style:paragraph-properties fo:margin-left="0cm" fo:margin-right="0cm" fo:margin-top="0.499cm" fo:margin-bottom="0cm" loext:contextual-spacing="false" fo:text-indent="0cm" style:auto-text-indent="false"/>
      <style:text-properties style:font-name="Liberation Serif" fo:font-size="12pt" fo:font-weight="bold" officeooo:rsid="00168f71" officeooo:paragraph-rsid="00168f71" style:font-size-asian="12pt" style:font-weight-asian="bold" style:font-size-complex="12pt"/>
    </style:style>
    <style:style style:name="P13" style:family="paragraph" style:parent-style-name="Standard">
      <style:paragraph-properties fo:margin-left="0cm" fo:margin-right="0cm" fo:margin-top="0.198cm" fo:margin-bottom="0cm" loext:contextual-spacing="false" fo:text-indent="0cm" style:auto-text-indent="false"/>
      <style:text-properties style:font-name="Liberation Serif" fo:font-size="12pt" fo:font-weight="normal" officeooo:rsid="0016217b" officeooo:paragraph-rsid="0016217b" style:font-size-asian="12pt" style:font-weight-asian="normal" style:font-size-complex="12pt"/>
    </style:style>
    <style:style style:name="P14" style:family="paragraph" style:parent-style-name="Default">
      <style:paragraph-properties fo:margin-left="0cm" fo:margin-right="0cm" fo:margin-top="0.499cm" fo:margin-bottom="0cm" loext:contextual-spacing="false" fo:text-indent="0cm" style:auto-text-indent="false"/>
      <style:text-properties style:font-name="Liberation Serif" fo:font-size="12pt" fo:font-weight="normal" officeooo:rsid="0015222f" officeooo:paragraph-rsid="0015222f" style:font-size-asian="12pt" style:font-weight-asian="normal" style:font-size-complex="12pt"/>
    </style:style>
    <style:style style:name="P15" style:family="paragraph" style:parent-style-name="Default_7e_LT_7e_Gliederung_20_1">
      <style:paragraph-properties fo:margin-left="0cm" fo:margin-right="0cm" fo:margin-top="0.499cm" fo:margin-bottom="0cm" loext:contextual-spacing="false" fo:line-height="100%" fo:text-indent="0cm" style:auto-text-indent="false"/>
      <style:text-properties style:font-name="Liberation Serif" fo:font-size="12pt" fo:font-weight="normal" officeooo:rsid="001bfb25" officeooo:paragraph-rsid="001bfb25" style:font-size-asian="12pt" style:font-weight-asian="normal" style:font-size-complex="12pt" style:font-weight-complex="normal"/>
    </style:style>
    <style:style style:name="P16" style:family="paragraph" style:parent-style-name="Default_7e_LT_7e_Gliederung_20_1">
      <style:paragraph-properties fo:margin-left="0cm" fo:margin-right="0cm" fo:margin-top="0.499cm" fo:margin-bottom="0cm" loext:contextual-spacing="false" fo:text-indent="0cm" style:auto-text-indent="false"/>
      <style:text-properties style:font-name="Liberation Serif" fo:font-size="12pt" fo:font-weight="bold" officeooo:rsid="0015222f" officeooo:paragraph-rsid="0015222f" style:font-size-asian="12pt" style:font-weight-asian="bold" style:font-size-complex="12pt" style:font-weight-complex="bold"/>
    </style:style>
    <style:style style:name="P17" style:family="paragraph" style:parent-style-name="Default_7e_LT_7e_Gliederung_20_1">
      <style:paragraph-properties fo:margin-left="0cm" fo:margin-right="0cm" fo:margin-top="0.198cm" fo:margin-bottom="0cm" loext:contextual-spacing="false" fo:line-height="100%" fo:text-align="start"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18" style:family="paragraph" style:parent-style-name="Default_7e_LT_7e_Gliederung_20_1">
      <style:paragraph-properties fo:margin-top="0.499cm" fo:margin-bottom="0cm" loext:contextual-spacing="false"/>
      <style:text-properties style:font-name="Liberation Serif" fo:font-size="12pt" officeooo:rsid="00105d18" officeooo:paragraph-rsid="00105d18" style:font-size-asian="12pt" style:font-size-complex="12pt"/>
    </style:style>
    <style:style style:name="P19" style:family="paragraph" style:parent-style-name="Default_7e_LT_7e_Gliederung_20_1">
      <style:paragraph-properties fo:margin-top="0.499cm" fo:margin-bottom="0cm" loext:contextual-spacing="false" fo:line-height="100%" fo:text-align="start" style:justify-single-word="false"/>
      <style:text-properties style:font-name="Liberation Serif" fo:font-size="12pt" fo:font-weight="bold" officeooo:rsid="00106c7c" officeooo:paragraph-rsid="00106c7c" style:font-size-asian="12pt" style:font-weight-asian="bold" style:font-size-complex="12pt" style:font-weight-complex="bold"/>
    </style:style>
    <style:style style:name="P20" style:family="paragraph" style:parent-style-name="Default_7e_LT_7e_Gliederung_20_1">
      <style:paragraph-properties fo:margin-top="0.499cm" fo:margin-bottom="0cm" loext:contextual-spacing="false" fo:line-height="100%" fo:text-align="start" style:justify-single-word="false"/>
      <style:text-properties style:font-name="Liberation Serif" fo:font-size="12pt" fo:font-weight="bold" officeooo:rsid="00133194" officeooo:paragraph-rsid="00133194" style:font-size-asian="12pt" style:font-weight-asian="bold" style:font-size-complex="12pt" style:font-weight-complex="bold"/>
    </style:style>
    <style:style style:name="P21" style:family="paragraph" style:parent-style-name="Default_7e_LT_7e_Gliederung_20_1">
      <style:paragraph-properties fo:margin-top="0.499cm" fo:margin-bottom="0cm" loext:contextual-spacing="false" fo:line-height="100%" fo:text-align="start" style:justify-single-word="false"/>
      <style:text-properties style:font-name="Liberation Serif" fo:font-size="12pt" fo:font-weight="bold" officeooo:rsid="00133194" officeooo:paragraph-rsid="0015222f" style:font-size-asian="12pt" style:font-weight-asian="bold" style:font-size-complex="12pt" style:font-weight-complex="bold"/>
    </style:style>
    <style:style style:name="P22" style:family="paragraph" style:parent-style-name="Default_7e_LT_7e_Gliederung_20_1" style:list-style-name="L5">
      <style:paragraph-properties fo:margin-top="0.298cm" fo:margin-bottom="0cm" loext:contextual-spacing="false" fo:line-height="100%" fo:text-align="start"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Default_7e_LT_7e_Gliederung_20_1" style:list-style-name="L6">
      <style:paragraph-properties fo:margin-top="0.198cm" fo:margin-bottom="0cm" loext:contextual-spacing="false" fo:line-height="100%" fo:text-align="start" style:justify-single-word="false"/>
      <style:text-properties style:font-name="Liberation Serif" fo:font-size="12pt" fo:font-weight="normal" style:font-size-asian="12pt" style:font-weight-asian="normal" style:font-size-complex="12pt" style:font-weight-complex="normal"/>
    </style:style>
    <style:style style:name="P24" style:family="paragraph" style:parent-style-name="Default_7e_LT_7e_Gliederung_20_1" style:list-style-name="L1">
      <style:paragraph-properties fo:margin-top="0.198cm" fo:margin-bottom="0cm" loext:contextual-spacing="false"/>
      <style:text-properties style:font-name="Liberation Serif" fo:font-size="12pt" style:font-size-asian="12pt" style:font-size-complex="12pt"/>
    </style:style>
    <style:style style:name="P25" style:family="paragraph" style:parent-style-name="Default_7e_LT_7e_Gliederung_20_1" style:list-style-name="L2">
      <style:paragraph-properties fo:margin-top="0.097cm" fo:margin-bottom="0cm" loext:contextual-spacing="false" fo:line-height="100%" fo:text-align="start" style:justify-single-word="false"/>
      <style:text-properties style:font-name="Liberation Serif" fo:font-size="12pt" style:font-size-asian="12pt" style:font-size-complex="12pt"/>
    </style:style>
    <style:style style:name="P26" style:family="paragraph" style:parent-style-name="Default_7e_LT_7e_Gliederung_20_1" style:list-style-name="L2">
      <style:paragraph-properties fo:margin-top="0.097cm" fo:margin-bottom="0cm" loext:contextual-spacing="false" fo:line-height="100%" fo:text-align="start" style:justify-single-word="false"/>
      <style:text-properties style:font-name="Liberation Serif" fo:font-size="12pt" officeooo:paragraph-rsid="00106c7c" style:font-size-asian="12pt" style:font-size-complex="12pt"/>
    </style:style>
    <style:style style:name="P27" style:family="paragraph" style:parent-style-name="Default_7e_LT_7e_Gliederung_20_1" style:list-style-name="L5">
      <style:paragraph-properties fo:margin-top="0cm" fo:margin-bottom="0cm" loext:contextual-spacing="false" fo:line-height="100%" fo:text-align="start" style:justify-single-word="false"/>
      <style:text-properties style:font-name="Liberation Serif" fo:font-size="12pt" fo:font-weight="normal" style:font-size-asian="12pt" style:font-weight-asian="normal" style:font-size-complex="12pt" style:font-weight-complex="normal"/>
    </style:style>
    <style:style style:name="T1" style:family="text">
      <style:text-properties officeooo:rsid="001010af"/>
    </style:style>
    <style:style style:name="T2" style:family="text">
      <style:text-properties fo:font-weight="bold" style:font-weight-asian="bold" style:font-weight-complex="bold"/>
    </style:style>
    <style:style style:name="T3" style:family="text">
      <style:text-properties fo:font-weight="bold" officeooo:rsid="00105d18" style:font-weight-asian="bold" style:font-weight-complex="bold"/>
    </style:style>
    <style:style style:name="T4" style:family="text">
      <style:text-properties fo:font-weight="bold" officeooo:rsid="00168f71" style:font-weight-asian="bold" style:font-weight-complex="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normal" officeooo:rsid="00105d18" style:font-weight-asian="normal" style:font-weight-complex="normal"/>
    </style:style>
    <style:style style:name="T8" style:family="text">
      <style:text-properties fo:font-weight="normal" officeooo:rsid="00106c7c" style:font-weight-asian="normal" style:font-weight-complex="normal"/>
    </style:style>
    <style:style style:name="T9" style:family="text">
      <style:text-properties fo:font-weight="normal" officeooo:rsid="0011489e" style:font-weight-asian="normal" style:font-weight-complex="normal"/>
    </style:style>
    <style:style style:name="T10" style:family="text">
      <style:text-properties fo:font-weight="normal" officeooo:rsid="0013d87e" style:font-weight-asian="normal" style:font-weight-complex="normal"/>
    </style:style>
    <style:style style:name="T11" style:family="text">
      <style:text-properties fo:font-weight="normal" officeooo:rsid="0017c639" style:font-weight-asian="normal" style:font-weight-complex="normal"/>
    </style:style>
    <style:style style:name="T12" style:family="text">
      <style:text-properties fo:font-weight="normal" officeooo:rsid="001b01a9" style:font-weight-asian="normal" style:font-weight-complex="normal"/>
    </style:style>
    <style:style style:name="T13" style:family="text">
      <style:text-properties fo:font-weight="normal" officeooo:rsid="001d9f1a" style:font-weight-asian="normal" style:font-weight-complex="normal"/>
    </style:style>
    <style:style style:name="T14" style:family="text">
      <style:text-properties style:font-name="Liberation Sans1"/>
    </style:style>
    <style:style style:name="T15" style:family="text">
      <style:text-properties style:font-name="Liberation Sans1" fo:font-weight="normal" style:font-weight-asian="normal"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font-weight="bold" officeooo:rsid="00105d18" style:font-size-asian="12pt" style:font-weight-asian="bold" style:font-size-complex="12pt" style:font-weight-complex="bold"/>
    </style:style>
    <style:style style:name="T18" style:family="text">
      <style:text-properties fo:font-size="12pt" officeooo:rsid="001010af" style:font-size-asian="12pt" style:font-size-complex="12pt"/>
    </style:style>
    <style:style style:name="T19" style:family="text">
      <style:text-properties fo:font-size="12pt" fo:font-weight="normal" officeooo:rsid="00105d18" style:font-size-asian="12pt" style:font-weight-asian="normal" style:font-size-complex="12pt"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officeooo:rsid="00106c7c"/>
    </style:style>
    <style:style style:name="T22" style:family="text">
      <style:text-properties officeooo:rsid="0011489e"/>
    </style:style>
    <style:style style:name="T23" style:family="text">
      <style:text-properties officeooo:rsid="0013d87e"/>
    </style:style>
    <style:style style:name="T24" style:family="text">
      <style:text-properties officeooo:rsid="0016ea26"/>
    </style:style>
    <style:style style:name="T25" style:family="text">
      <style:text-properties officeooo:rsid="001b01a9"/>
    </style:style>
    <style:style style:name="T26" style:family="text">
      <style:text-propertie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Слайд 1:</text:span></text:p>
      <text:p text:style-name="P4"/>
      <text:p text:style-name="P1"><text:span text:style-name="T1"><text:tab/></text:span><text:span text:style-name="T18">Здравствуйте члены уважаемой комиссии. Я Умурзакова Алина хочу представить вашему вниманию свою дипломную работу на тему «</text:span><text:span text:style-name="T20">Разработка темпоральной информационной системы учета контингента студентов</text:span><text:span text:style-name="T18">».</text:span></text:p>
      <text:p text:style-name="P1"/>
      <text:p text:style-name="P7">Слайд 2: </text:p>
      <text:p text:style-name="P5"><text:span text:style-name="T2"><text:tab/></text:span></text:p>
      <text:p text:style-name="P6"><text:span text:style-name="T2"><text:tab/></text:span><text:span text:style-name="T19">Данная система подразумевает наличие web-интерфейса, поиск студентов по различным параметрам с учетом измененных данных, систему введения истории изменений таких как смена паспорта, форма обучения, группы и т. п., а так же гибкую ролевую систему.</text:span></text:p>
      <text:p text:style-name="P6"><text:span text:style-name="T7"/></text:p>
      <text:p text:style-name="P6"><text:span text:style-name="T3">Слайд 3:</text:span></text:p>
      <text:p text:style-name="P6"><text:span text:style-name="T3"/></text:p>
      <text:p text:style-name="P2"><text:span text:style-name="T17"><text:tab/></text:span><text:span text:style-name="T16">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 Данная система позволит быстро формировать отчётность по контингенту студентов, включая такую информацию как:</text:span></text:p>
      <text:list xml:id="list7656918798938891063" text:style-name="L1">
        <text:list-item>
          <text:p text:style-name="P24">история изменения паспортных данных;</text:p>
        </text:list-item>
        <text:list-item>
          <text:p text:style-name="P24">смена группы;</text:p>
        </text:list-item>
        <text:list-item>
          <text:p text:style-name="P24">перевод другой курс или семестр;</text:p>
        </text:list-item>
        <text:list-item>
          <text:p text:style-name="P24">смена формы или основания обучения;</text:p>
        </text:list-item>
        <text:list-item>
          <text:p text:style-name="P24">смена специальности, направления, направленности;</text:p>
        </text:list-item>
        <text:list-item>
          <text:p text:style-name="P24">другие измняющиеся во времени данные.</text:p>
        </text:list-item>
      </text:list>
      <text:p text:style-name="P18"><text:span text:style-name="T5"/></text:p>
      <text:p text:style-name="P8">Слайд 4:</text:p>
      <text:p text:style-name="P8"/>
      <text:p text:style-name="P8"><text:tab/><text:span text:style-name="T8">Еще до начала разработки, к приложению были следующие требования: </text:span></text:p>
      <text:list xml:id="list4693094644894377865" text:style-name="L2">
        <text:list-item>
          <text:p text:style-name="P26">интерфейс должен быть максимально простым и доступным для неопытного пользователя<text:span text:style-name="T21">;</text:span></text:p>
        </text:list-item>
        <text:list-item>
          <text:p text:style-name="P26">система должна быть гибкой для дальнейшего сопровождения;</text:p>
        </text:list-item>
        <text:list-item>
          <text:p text:style-name="P25">должна обеспечиваться кроссплатформенность с точки зрения ОС и кроссбраузерность решения;</text:p>
        </text:list-item>
        <text:list-item>
          <text:p text:style-name="P25">всё используемое ПО должно быть свободным.</text:p>
        </text:list-item>
      </text:list>
      <text:p text:style-name="P19">Слайд 5:</text:p>
      <text:p text:style-name="P19"><text:tab/><text:span text:style-name="T9">На данном слайде показана архитектура приложения на уровне базы данных. Она содержит такие модели как студент, персона, пасспортные данные, адреса, группы, направления, учебные периоды.</text:span></text:p>
      <text:p text:style-name="P19"><text:span text:style-name="T9"/></text:p>
      <text:p text:style-name="P20"><text:soft-page-break/><text:span text:style-name="T22">С</text:span>лайд 6:</text:p>
      <text:p text:style-name="P21"><text:tab/><text:span text:style-name="T10">Как одно из требований в приложении было реализована система поиска по различным параметрам.</text:span></text:p>
      <text:p text:style-name="P21"><text:span text:style-name="T10"><text:s/></text:span><text:span text:style-name="T23"><text:s/></text:span></text:p>
      <text:p text:style-name="P16">Слайд 7:</text:p>
      <text:p text:style-name="P14"><text:tab/><text:span text:style-name="T14">Благодаря тому, что система позволяет запоминать изменения информации о </text:span>студентах, это предоставляет возможность просматривать изменения в истории, а также просматривать предыдущую информацию о студентах. Ниже показано создание студента, его отображение для пользователя системы, а так же редактирование. </text:p>
      <text:p text:style-name="P13">Примечание: </text:p>
      <text:p text:style-name="P13"><text:tab/>Данные слайды показаны для представления работы с данными о студентах с момента создания <text:span text:style-name="T24">(Дата создания аж 2012 год, а редактровался в 2014, и 2016 годах =-) ) для наглядности</text:span>. История изменений и навигация в ней показаны на следующем слайде.</text:p>
      <text:p text:style-name="P12"><text:span text:style-name="T26">Слайд 8:</text:span></text:p>
      <text:p text:style-name="P9"><text:tab/><text:span text:style-name="T11">Первая картинка — это текущее состояние студента, на второй паказана история, с подробным отчетом изменения (что было изменено, какие поля, когда), а так же полоса времени, используя которую можно просмотреть актуальную информацию студента в прошлом. </text:span><text:span text:style-name="T13">Третья — результа </text:span><text:span text:style-name="T11"><text:s/></text:span></text:p>
      <text:p text:style-name="P10"><text:span text:style-name="T11">П</text:span><text:span text:style-name="T6">римечание : </text:span></text:p>
      <text:p text:style-name="P10"><text:span text:style-name="T6"><text:tab/>Прогрузка данных проходит по ajax. </text:span><text:span text:style-name="T12">Можно еще подметить что элементы на «полосе времени» окрашиваются по мере перехода по датам.</text:span></text:p>
      <text:p text:style-name="P11"><text:span text:style-name="T25">С</text:span>лайд 9:<text:span text:style-name="T6"> </text:span></text:p>
      <text:p text:style-name="P15"><text:s text:c="2"/>В процессе написания данной системы были решены следующие подзадачи: </text:p>
      <text:list xml:id="list3569647982242342863" text:style-name="L5">
        <text:list-item>
          <text:p text:style-name="P27">реализована архитектура хранимых данных;</text:p>
        </text:list-item>
        <text:list-item>
          <text:p text:style-name="P22">реализована часть функционала;</text:p>
        </text:list-item>
        <text:list-item>
          <text:p text:style-name="P22">разработан интуитивно понятный интерфейс;</text:p>
        </text:list-item>
        <text:list-item>
          <text:p text:style-name="P22">разработано полноценное веб-приложение.</text:p>
        </text:list-item>
      </text:list>
      <text:p text:style-name="P17">Так же в проект будут добавлены:</text:p>
      <text:list xml:id="list6387924420618582065" text:style-name="L6">
        <text:list-item>
          <text:p text:style-name="P23">гибкая ролевая система;</text:p>
        </text:list-item>
        <text:list-item>
          <text:p text:style-name="P23">возможность управления и отображения таких параметров как: период обучения, форма обучения, специальность, направление, группы, подразделения;</text:p>
        </text:list-item>
        <text:list-item>
          <text:p text:style-name="P23">возможность централизованной смены даты актуализации для поиска <text:s/>и всх операция со студентами внутри системы;</text:p>
        </text:list-item>
        <text:list-item>
          <text:p text:style-name="P23">возможности отображение списков групп, информации о них, составе студентов по дате актуализации (периоду обучения).<text:span text:style-name="T4"><text:tab/></text:span></text:p>
        </text:list-item>
      </text:list>
      <text:p text:style-name="P8"><text:span text:style-name="T8"><text:tab/></text:span></text:p>
      <text:p text:style-name="P8"><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2" svg:font-family="FreeSans" style:font-family-generic="swiss"/>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4pt" fo:font-style="italic" style:font-name-asian="DejaVu Sans1" style:font-family-asian="'DejaVu Sans'" style:font-family-generic-asian="system" style:font-pitch-asian="variable" style:font-size-asian="14pt" style:font-style-asian="italic"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4pt" fo:font-style="italic" style:font-name-asian="DejaVu Sans1" style:font-family-asian="'DejaVu Sans'" style:font-family-generic-asian="system" style:font-pitch-asian="variable" style:font-size-asian="14pt" style:font-style-asian="italic"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_28_user_29_" style:display-name="Standard (user)" style:family="paragraph" style:default-outline-level="">
      <style:paragraph-properties fo:text-align="start" style:justify-single-word="false" fo:orphans="2" fo:widows="2" style:writing-mode="lr-tb"/>
      <style:text-properties fo:color="#000000" style:font-name="DejaVu Sans" fo:font-family="'DejaVu Sans'"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Обычный1" style:family="paragraph" style:default-outline-level="">
      <style:paragraph-properties fo:margin-left="0cm" fo:margin-right="0cm" fo:line-height="105%" fo:text-align="start" style:justify-single-word="false" fo:orphans="2" fo:widows="2" fo:text-indent="1.245cm" style:auto-text-indent="false" style:writing-mode="lr-tb"/>
      <style:text-properties fo:color="#000000" style:font-name="Arial" fo:font-family="Arial" style:font-family-generic="roman" style:font-pitch="variable" fo:font-size="10pt" style:letter-kerning="true"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caption" style:family="paragraph" style:default-outline-level="">
      <style:paragraph-properties fo:margin-top="0.374cm" fo:margin-bottom="0.374cm" loext:contextual-spacing="false"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meta:initial-creator>
    <meta:creation-date>2016-03-29T10:58:05.253407893</meta:creation-date>
    <dc:date>2016-03-29T12:13:54.661216961</dc:date>
    <dc:creator>Denis </dc:creator>
    <meta:editing-duration>PT58M23S</meta:editing-duration>
    <meta:editing-cycles>16</meta:editing-cycles>
    <meta:generator>LibreOffice/5.0.3.2$Linux_X86_64 LibreOffice_project/00m0$Build-2</meta:generator>
    <meta:document-statistic meta:table-count="0" meta:image-count="0" meta:object-count="0" meta:page-count="2" meta:paragraph-count="45" meta:word-count="479" meta:character-count="3617" meta:non-whitespace-character-count="3167"/>
  </office:meta>
</office:document-meta>
</file>